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0056" calcext:value-type="float">
            <text:p>126.94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1392" calcext:value-type="float">
            <text:p>126.9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68072" calcext:value-type="float">
            <text:p>127.06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74168" calcext:value-type="float">
            <text:p>127.07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2832" calcext:value-type="float">
            <text:p>127.0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9408" calcext:value-type="float">
            <text:p>127.08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208" calcext:value-type="float">
            <text:p>127.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6944" calcext:value-type="float">
            <text:p>127.18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7632" calcext:value-type="float">
            <text:p>127.35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9616" calcext:value-type="float">
            <text:p>127.2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2768" calcext:value-type="float">
            <text:p>127.30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51536" calcext:value-type="float">
            <text:p>127.3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3352" calcext:value-type="float">
            <text:p>127.40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64" calcext:value-type="float">
            <text:p>127.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7736" calcext:value-type="float">
            <text:p>127.42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12496" calcext:value-type="float">
            <text:p>127.41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688" calcext:value-type="float">
            <text:p>127.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88696" calcext:value-type="float">
            <text:p>127.48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832" calcext:value-type="float">
            <text:p>127.5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0512" calcext:value-type="float">
            <text:p>127.5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7404" calcext:value-type="float">
            <text:p>127.57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88" calcext:value-type="float">
            <text:p>127.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22224" calcext:value-type="float">
            <text:p>127.52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9656" calcext:value-type="float">
            <text:p>127.54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16128" calcext:value-type="float">
            <text:p>127.51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3664" calcext:value-type="float">
            <text:p>127.6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38048" calcext:value-type="float">
            <text:p>127.63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7192" calcext:value-type="float">
            <text:p>127.64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3664" calcext:value-type="float">
            <text:p>127.6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52704" calcext:value-type="float">
            <text:p>127.55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83184" calcext:value-type="float">
            <text:p>127.58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10616" calcext:value-type="float">
            <text:p>127.61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56336" calcext:value-type="float">
            <text:p>127.65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41096" calcext:value-type="float">
            <text:p>127.64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607568" calcext:value-type="float">
            <text:p>127.60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92328" calcext:value-type="float">
            <text:p>127.5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7944" calcext:value-type="float">
            <text:p>127.56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61848" calcext:value-type="float">
            <text:p>127.56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4416" calcext:value-type="float">
            <text:p>127.53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40512" calcext:value-type="float">
            <text:p>127.54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0888" calcext:value-type="float">
            <text:p>127.50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37464" calcext:value-type="float">
            <text:p>127.53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503936" calcext:value-type="float">
            <text:p>127.50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76504" calcext:value-type="float">
            <text:p>127.47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7048" calcext:value-type="float">
            <text:p>127.25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6088" calcext:value-type="float">
            <text:p>127.1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35128" calcext:value-type="float">
            <text:p>127.13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0744" calcext:value-type="float">
            <text:p>127.11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4648" calcext:value-type="float">
            <text:p>127.10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80264" calcext:value-type="float">
            <text:p>127.08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9784" calcext:value-type="float">
            <text:p>127.04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28448" calcext:value-type="float">
            <text:p>127.0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7488" calcext:value-type="float">
            <text:p>126.96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7384" calcext:value-type="float">
            <text:p>126.89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91288" calcext:value-type="float">
            <text:p>126.89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66904" calcext:value-type="float">
            <text:p>126.86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4712" calcext:value-type="float">
            <text:p>126.85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7656" calcext:value-type="float">
            <text:p>126.7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3272" calcext:value-type="float">
            <text:p>126.76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584" calcext:value-type="float">
            <text:p>126.7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1936" calcext:value-type="float">
            <text:p>126.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8408" calcext:value-type="float">
            <text:p>126.70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7552" calcext:value-type="float">
            <text:p>126.71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44984" calcext:value-type="float">
            <text:p>126.74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0536" calcext:value-type="float">
            <text:p>126.7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11456" calcext:value-type="float">
            <text:p>126.71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26696" calcext:value-type="float">
            <text:p>126.72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6216" calcext:value-type="float">
            <text:p>126.6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0496" calcext:value-type="float">
            <text:p>126.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0496" calcext:value-type="float">
            <text:p>126.6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392" calcext:value-type="float">
            <text:p>126.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344" calcext:value-type="float">
            <text:p>126.5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3816" calcext:value-type="float">
            <text:p>126.5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0768" calcext:value-type="float">
            <text:p>126.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2104" calcext:value-type="float">
            <text:p>126.5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672" calcext:value-type="float">
            <text:p>126.5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9432" calcext:value-type="float">
            <text:p>126.5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9912" calcext:value-type="float">
            <text:p>126.5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9432" calcext:value-type="float">
            <text:p>126.5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9432" calcext:value-type="float">
            <text:p>126.5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9432" calcext:value-type="float">
            <text:p>126.5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384" calcext:value-type="float">
            <text:p>126.5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3712" calcext:value-type="float">
            <text:p>126.4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9432" calcext:value-type="float">
            <text:p>126.5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0664" calcext:value-type="float">
            <text:p>126.47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3712" calcext:value-type="float">
            <text:p>126.47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4944" calcext:value-type="float">
            <text:p>126.4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2752" calcext:value-type="float">
            <text:p>126.41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3232" calcext:value-type="float">
            <text:p>126.44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4944" calcext:value-type="float">
            <text:p>126.4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58" calcext:value-type="float">
            <text:p>126.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4088" calcext:value-type="float">
            <text:p>126.43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8848" calcext:value-type="float">
            <text:p>126.4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3024" calcext:value-type="float">
            <text:p>126.30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9872" calcext:value-type="float">
            <text:p>126.22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5968" calcext:value-type="float">
            <text:p>126.2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1584" calcext:value-type="float">
            <text:p>126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8912" calcext:value-type="float">
            <text:p>126.16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7952" calcext:value-type="float">
            <text:p>126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5384" calcext:value-type="float">
            <text:p>126.13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7576" calcext:value-type="float">
            <text:p>126.147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7952" calcext:value-type="float">
            <text:p>126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148" calcext:value-type="float">
            <text:p>126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7096" calcext:value-type="float">
            <text:p>126.11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148" calcext:value-type="float">
            <text:p>126.1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9768" calcext:value-type="float">
            <text:p>126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4152" calcext:value-type="float">
            <text:p>126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3568" calcext:value-type="float">
            <text:p>126.083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0144" calcext:value-type="float">
            <text:p>126.12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2712" calcext:value-type="float">
            <text:p>126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4424" calcext:value-type="float">
            <text:p>126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2128" calcext:value-type="float">
            <text:p>125.99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9832" calcext:value-type="float">
            <text:p>125.90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0312" calcext:value-type="float">
            <text:p>125.94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586" calcext:value-type="float">
            <text:p>125.9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3736" calcext:value-type="float">
            <text:p>125.90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15928" calcext:value-type="float">
            <text:p>125.91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4696" calcext:value-type="float">
            <text:p>125.96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432" calcext:value-type="float">
            <text:p>126.0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7368" calcext:value-type="float">
            <text:p>126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6032" calcext:value-type="float">
            <text:p>125.98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1272" calcext:value-type="float">
            <text:p>126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908" calcext:value-type="float">
            <text:p>125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5656" calcext:value-type="float">
            <text:p>126.02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7848" calcext:value-type="float">
            <text:p>126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0896" calcext:value-type="float">
            <text:p>126.04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1376" calcext:value-type="float">
            <text:p>126.07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7368" calcext:value-type="float">
            <text:p>126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7368" calcext:value-type="float">
            <text:p>126.00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052" calcext:value-type="float">
            <text:p>126.08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9184" calcext:value-type="float">
            <text:p>126.05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1104" calcext:value-type="float">
            <text:p>126.18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44528" calcext:value-type="float">
            <text:p>126.14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768" calcext:value-type="float">
            <text:p>126.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9392" calcext:value-type="float">
            <text:p>126.19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244" calcext:value-type="float">
            <text:p>126.20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1584" calcext:value-type="float">
            <text:p>126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9664" calcext:value-type="float">
            <text:p>126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2816" calcext:value-type="float">
            <text:p>126.16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65864" calcext:value-type="float">
            <text:p>126.16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1584" calcext:value-type="float">
            <text:p>126.21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51208" calcext:value-type="float">
            <text:p>126.25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2168" calcext:value-type="float">
            <text:p>126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34" calcext:value-type="float">
            <text:p>126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6824" calcext:value-type="float">
            <text:p>126.22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34" calcext:value-type="float">
            <text:p>126.2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5968" calcext:value-type="float">
            <text:p>126.23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2168" calcext:value-type="float">
            <text:p>126.31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9768" calcext:value-type="float">
            <text:p>126.15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72" calcext:value-type="float">
            <text:p>126.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93296" calcext:value-type="float">
            <text:p>126.19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6072" calcext:value-type="float">
            <text:p>126.30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5216" calcext:value-type="float">
            <text:p>126.3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21312" calcext:value-type="float">
            <text:p>126.32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7512" calcext:value-type="float">
            <text:p>126.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104" calcext:value-type="float">
            <text:p>126.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8264" calcext:value-type="float">
            <text:p>126.31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158" calcext:value-type="float">
            <text:p>126.41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0456" calcext:value-type="float">
            <text:p>126.3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2544" calcext:value-type="float">
            <text:p>126.27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1416" calcext:value-type="float">
            <text:p>126.39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6656" calcext:value-type="float">
            <text:p>126.4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4464" calcext:value-type="float">
            <text:p>126.39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6656" calcext:value-type="float">
            <text:p>126.40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52376" calcext:value-type="float">
            <text:p>126.45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392" calcext:value-type="float">
            <text:p>126.6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6968" calcext:value-type="float">
            <text:p>126.6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2584" calcext:value-type="float">
            <text:p>126.5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672" calcext:value-type="float">
            <text:p>126.5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03608" calcext:value-type="float">
            <text:p>126.40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296" calcext:value-type="float">
            <text:p>126.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1896" calcext:value-type="float">
            <text:p>126.4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676" calcext:value-type="float">
            <text:p>126.4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0392" calcext:value-type="float">
            <text:p>126.5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65152" calcext:value-type="float">
            <text:p>126.56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9808" calcext:value-type="float">
            <text:p>126.4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772" calcext:value-type="float">
            <text:p>126.5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4672" calcext:value-type="float">
            <text:p>126.5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0768" calcext:value-type="float">
            <text:p>126.5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8096" calcext:value-type="float">
            <text:p>126.49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3336" calcext:value-type="float">
            <text:p>126.51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85904" calcext:value-type="float">
            <text:p>126.48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9536" calcext:value-type="float">
            <text:p>126.5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444" calcext:value-type="float">
            <text:p>126.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7344" calcext:value-type="float">
            <text:p>126.5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71248" calcext:value-type="float">
            <text:p>126.5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916" calcext:value-type="float">
            <text:p>126.6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7824" calcext:value-type="float">
            <text:p>126.60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724" calcext:value-type="float">
            <text:p>126.50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1896" calcext:value-type="float">
            <text:p>126.42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25528" calcext:value-type="float">
            <text:p>126.5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1728" calcext:value-type="float">
            <text:p>126.6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2208" calcext:value-type="float">
            <text:p>126.6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04776" calcext:value-type="float">
            <text:p>126.6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4192" calcext:value-type="float">
            <text:p>126.50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6008" calcext:value-type="float">
            <text:p>126.5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53544" calcext:value-type="float">
            <text:p>126.6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9264" calcext:value-type="float">
            <text:p>126.69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38304" calcext:value-type="float">
            <text:p>126.6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5632" calcext:value-type="float">
            <text:p>126.5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012" calcext:value-type="float">
            <text:p>126.69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96216" calcext:value-type="float">
            <text:p>126.69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0976" calcext:value-type="float">
            <text:p>126.680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5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71832" calcext:value-type="float">
            <text:p>126.67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92584" calcext:value-type="float">
            <text:p>126.5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31624" calcext:value-type="float">
            <text:p>126.5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86488" calcext:value-type="float">
            <text:p>126.5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26112" calcext:value-type="float">
            <text:p>126.6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10872" calcext:value-type="float">
            <text:p>126.6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684024" calcext:value-type="float">
            <text:p>126.6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32792" calcext:value-type="float">
            <text:p>126.73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6632" calcext:value-type="float">
            <text:p>126.7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57176" calcext:value-type="float">
            <text:p>126.75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02896" calcext:value-type="float">
            <text:p>126.80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51664" calcext:value-type="float">
            <text:p>126.8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4232" calcext:value-type="float">
            <text:p>126.8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15088" calcext:value-type="float">
            <text:p>126.8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728" calcext:value-type="float">
            <text:p>126.8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09576" calcext:value-type="float">
            <text:p>126.9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85192" calcext:value-type="float">
            <text:p>126.88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9472" calcext:value-type="float">
            <text:p>126.8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24232" calcext:value-type="float">
            <text:p>126.82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84608" calcext:value-type="float">
            <text:p>126.7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7968" calcext:value-type="float">
            <text:p>126.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73" calcext:value-type="float">
            <text:p>126.8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7864" calcext:value-type="float">
            <text:p>126.92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3104" calcext:value-type="float">
            <text:p>126.94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833376" calcext:value-type="float">
            <text:p>126.83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52248" calcext:value-type="float">
            <text:p>126.95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5776" calcext:value-type="float">
            <text:p>126.9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5776" calcext:value-type="float">
            <text:p>126.98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9492" calcext:value-type="float">
            <text:p>126.9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7968" calcext:value-type="float">
            <text:p>126.9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21768" calcext:value-type="float">
            <text:p>126.92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6256" calcext:value-type="float">
            <text:p>127.01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8824" calcext:value-type="float">
            <text:p>126.9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6152" calcext:value-type="float">
            <text:p>126.94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9304" calcext:value-type="float">
            <text:p>127.0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6736" calcext:value-type="float">
            <text:p>127.04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588" calcext:value-type="float">
            <text:p>127.05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3688" calcext:value-type="float">
            <text:p>127.04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04064" calcext:value-type="float">
            <text:p>127.0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13208" calcext:value-type="float">
            <text:p>127.01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98552" calcext:value-type="float">
            <text:p>127.09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4272" calcext:value-type="float">
            <text:p>127.14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3 19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5984" calcext:value-type="float">
            <text:p>127.12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4732" calcext:value-type="float">
            <text:p>127.14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6568" calcext:value-type="float">
            <text:p>127.22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0472" calcext:value-type="float">
            <text:p>127.2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304" calcext:value-type="float">
            <text:p>127.1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08864" calcext:value-type="float">
            <text:p>127.30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1432" calcext:value-type="float">
            <text:p>127.28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6088" calcext:value-type="float">
            <text:p>127.19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9616" calcext:value-type="float">
            <text:p>127.22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0096" calcext:value-type="float">
            <text:p>127.26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3728" calcext:value-type="float">
            <text:p>127.36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94208" calcext:value-type="float">
            <text:p>127.39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0576" calcext:value-type="float">
            <text:p>127.29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9824" calcext:value-type="float">
            <text:p>127.36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7152" calcext:value-type="float">
            <text:p>127.32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6068" calcext:value-type="float">
            <text:p>127.36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39344" calcext:value-type="float">
            <text:p>127.33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30784" calcext:value-type="float">
            <text:p>127.43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64312" calcext:value-type="float">
            <text:p>127.46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164" calcext:value-type="float">
            <text:p>127.4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09448" calcext:value-type="float">
            <text:p>127.40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46024" calcext:value-type="float">
            <text:p>127.44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424688" calcext:value-type="float">
            <text:p>127.42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78968" calcext:value-type="float">
            <text:p>127.37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7528" calcext:value-type="float">
            <text:p>127.28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24104" calcext:value-type="float">
            <text:p>127.32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4544" calcext:value-type="float">
            <text:p>127.3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496" calcext:value-type="float">
            <text:p>127.3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311912" calcext:value-type="float">
            <text:p>127.31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96672" calcext:value-type="float">
            <text:p>127.29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8448" calcext:value-type="float">
            <text:p>127.2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6924" calcext:value-type="float">
            <text:p>127.26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876" calcext:value-type="float">
            <text:p>127.23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41808" calcext:value-type="float">
            <text:p>127.24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72288" calcext:value-type="float">
            <text:p>127.27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54" calcext:value-type="float">
            <text:p>127.2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35712" calcext:value-type="float">
            <text:p>127.23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0848" calcext:value-type="float">
            <text:p>127.18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2352" calcext:value-type="float">
            <text:p>127.2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5232" calcext:value-type="float">
            <text:p>127.20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89992" calcext:value-type="float">
            <text:p>127.18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4376" calcext:value-type="float">
            <text:p>127.21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2184" calcext:value-type="float">
            <text:p>127.20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11328" calcext:value-type="float">
            <text:p>127.21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20828" calcext:value-type="float">
            <text:p>127.20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99136" calcext:value-type="float">
            <text:p>127.19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2936" calcext:value-type="float">
            <text:p>127.12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50368" calcext:value-type="float">
            <text:p>127.15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29032" calcext:value-type="float">
            <text:p>127.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9888" calcext:value-type="float">
            <text:p>127.11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3792" calcext:value-type="float">
            <text:p>127.11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1684" calcext:value-type="float">
            <text:p>127.11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107696" calcext:value-type="float">
            <text:p>127.10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58928" calcext:value-type="float">
            <text:p>127.05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7.04064" calcext:value-type="float">
            <text:p>127.0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88824" calcext:value-type="float">
            <text:p>126.98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492" calcext:value-type="float">
            <text:p>126.9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96444" calcext:value-type="float">
            <text:p>126.96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6-18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4-18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2144" calcext:value-type="float">
            <text:p>125.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228" calcext:value-type="float">
            <text:p>109.68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85328" calcext:value-type="float">
            <text:p>109.68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6704" calcext:value-type="float">
            <text:p>109.66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9.645704" calcext:value-type="float">
            <text:p>109.64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0.590584" calcext:value-type="float">
            <text:p>110.59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1.898176" calcext:value-type="float">
            <text:p>111.89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3.96472" calcext:value-type="float">
            <text:p>113.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93904" calcext:value-type="float">
            <text:p>114.29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28476" calcext:value-type="float">
            <text:p>114.28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54864" calcext:value-type="float">
            <text:p>114.35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24384" calcext:value-type="float">
            <text:p>114.32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394488" calcext:value-type="float">
            <text:p>114.39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583464" calcext:value-type="float">
            <text:p>114.58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4.86388" calcext:value-type="float">
            <text:p>114.86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12296" calcext:value-type="float">
            <text:p>115.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35156" calcext:value-type="float">
            <text:p>115.35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3924" calcext:value-type="float">
            <text:p>115.8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3068" calcext:value-type="float">
            <text:p>115.93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27048" calcext:value-type="float">
            <text:p>115.8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52016" calcext:value-type="float">
            <text:p>115.9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8488" calcext:value-type="float">
            <text:p>115.91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878864" calcext:value-type="float">
            <text:p>115.8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1544" calcext:value-type="float">
            <text:p>115.9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27632" calcext:value-type="float">
            <text:p>115.9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85544" calcext:value-type="float">
            <text:p>115.9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5.942872" calcext:value-type="float">
            <text:p>115.9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064792" calcext:value-type="float">
            <text:p>116.0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375688" calcext:value-type="float">
            <text:p>116.37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7504" calcext:value-type="float">
            <text:p>116.42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42744" calcext:value-type="float">
            <text:p>116.4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21408" calcext:value-type="float">
            <text:p>116.42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1836" calcext:value-type="float">
            <text:p>116.4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451888" calcext:value-type="float">
            <text:p>116.4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561616" calcext:value-type="float">
            <text:p>116.5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622" calcext:value-type="float">
            <text:p>116.66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695728" calcext:value-type="float">
            <text:p>116.69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6.863368" calcext:value-type="float">
            <text:p>116.86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18036" calcext:value-type="float">
            <text:p>117.18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2718" calcext:value-type="float">
            <text:p>117.27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53088" calcext:value-type="float">
            <text:p>117.5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99104" calcext:value-type="float">
            <text:p>117.799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9016" calcext:value-type="float">
            <text:p>118.61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06696" calcext:value-type="float">
            <text:p>119.10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9496" calcext:value-type="float">
            <text:p>119.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02224" calcext:value-type="float">
            <text:p>119.9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59424" calcext:value-type="float">
            <text:p>120.35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02096" calcext:value-type="float">
            <text:p>120.40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14288" calcext:value-type="float">
            <text:p>120.41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2648" calcext:value-type="float">
            <text:p>120.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99048" calcext:value-type="float">
            <text:p>120.39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51792" calcext:value-type="float">
            <text:p>120.5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2104" calcext:value-type="float">
            <text:p>122.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0016" calcext:value-type="float">
            <text:p>122.81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2" calcext:value-type="float">
            <text:p>122.6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8096" calcext:value-type="float">
            <text:p>122.6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2584" calcext:value-type="float">
            <text:p>122.7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7616" calcext:value-type="float">
            <text:p>122.65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772" calcext:value-type="float">
            <text:p>122.7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5152" calcext:value-type="float">
            <text:p>122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7344" calcext:value-type="float">
            <text:p>122.7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0496" calcext:value-type="float">
            <text:p>122.8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1728" calcext:value-type="float">
            <text:p>122.7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6592" calcext:value-type="float">
            <text:p>122.84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4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7928" calcext:value-type="float">
            <text:p>122.8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916" calcext:value-type="float">
            <text:p>122.81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2584" calcext:value-type="float">
            <text:p>122.7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8304" calcext:value-type="float">
            <text:p>122.8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9368" calcext:value-type="float">
            <text:p>122.9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0536" calcext:value-type="float">
            <text:p>123.1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968" calcext:value-type="float">
            <text:p>123.1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4544" calcext:value-type="float">
            <text:p>123.2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38616" calcext:value-type="float">
            <text:p>123.03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96144" calcext:value-type="float">
            <text:p>124.59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992" calcext:value-type="float">
            <text:p>125.0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3824" calcext:value-type="float">
            <text:p>125.08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68" calcext:value-type="float">
            <text:p>124.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25328" calcext:value-type="float">
            <text:p>124.92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7656" calcext:value-type="float">
            <text:p>124.8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24744" calcext:value-type="float">
            <text:p>124.82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66832" calcext:value-type="float">
            <text:p>124.76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2416" calcext:value-type="float">
            <text:p>124.7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9368" calcext:value-type="float">
            <text:p>124.6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42448" calcext:value-type="float">
            <text:p>124.74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8664" calcext:value-type="float">
            <text:p>125.70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96472" calcext:value-type="float">
            <text:p>125.69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05616" calcext:value-type="float">
            <text:p>125.70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75136" calcext:value-type="float">
            <text:p>125.67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48288" calcext:value-type="float">
            <text:p>125.74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2296" calcext:value-type="float">
            <text:p>125.81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6784" calcext:value-type="float">
            <text:p>125.90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8908" calcext:value-type="float">
            <text:p>125.98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7472" calcext:value-type="float">
            <text:p>126.07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84152" calcext:value-type="float">
            <text:p>126.18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08536" calcext:value-type="float">
            <text:p>126.20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0912" calcext:value-type="float">
            <text:p>126.3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97512" calcext:value-type="float">
            <text:p>126.39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7992" calcext:value-type="float">
            <text:p>126.42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6 16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9328" calcext:value-type="float">
            <text:p>126.44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00688" calcext:value-type="float">
            <text:p>125.90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668" calcext:value-type="float">
            <text:p>125.83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0584" calcext:value-type="float">
            <text:p>125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76304" calcext:value-type="float">
            <text:p>125.87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24" calcext:value-type="float">
            <text:p>125.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5072" calcext:value-type="float">
            <text:p>125.9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7264" calcext:value-type="float">
            <text:p>125.93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98224" calcext:value-type="float">
            <text:p>125.99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5004" calcext:value-type="float">
            <text:p>126.05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0416" calcext:value-type="float">
            <text:p>126.01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48" calcext:value-type="float">
            <text:p>126.0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23192" calcext:value-type="float">
            <text:p>126.123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7952" calcext:value-type="float">
            <text:p>126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4048" calcext:value-type="float">
            <text:p>126.11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8328" calcext:value-type="float">
            <text:p>126.06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4904" calcext:value-type="float">
            <text:p>126.104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8808" calcext:value-type="float">
            <text:p>126.09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74424" calcext:value-type="float">
            <text:p>126.07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11" calcext:value-type="float">
            <text:p>126.11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576" calcext:value-type="float">
            <text:p>126.0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14632" calcext:value-type="float">
            <text:p>126.21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6448" calcext:value-type="float">
            <text:p>126.26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0456" calcext:value-type="float">
            <text:p>126.33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6176" calcext:value-type="float">
            <text:p>126.37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0936" calcext:value-type="float">
            <text:p>126.36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9976" calcext:value-type="float">
            <text:p>126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9496" calcext:value-type="float">
            <text:p>126.26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8368" calcext:value-type="float">
            <text:p>126.3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8368" calcext:value-type="float">
            <text:p>126.38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40184" calcext:value-type="float">
            <text:p>126.4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9808" calcext:value-type="float">
            <text:p>126.47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7676" calcext:value-type="float">
            <text:p>126.47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9056" calcext:value-type="float">
            <text:p>126.55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46864" calcext:value-type="float">
            <text:p>126.5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6384" calcext:value-type="float">
            <text:p>126.51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01144" calcext:value-type="float">
            <text:p>126.50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56008" calcext:value-type="float">
            <text:p>126.5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510288" calcext:value-type="float">
            <text:p>126.51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95048" calcext:value-type="float">
            <text:p>126.49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37136" calcext:value-type="float">
            <text:p>126.43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424944" calcext:value-type="float">
            <text:p>126.42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532" calcext:value-type="float">
            <text:p>126.38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82272" calcext:value-type="float">
            <text:p>126.38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3128" calcext:value-type="float">
            <text:p>126.37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5696" calcext:value-type="float">
            <text:p>126.3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2648" calcext:value-type="float">
            <text:p>126.34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63984" calcext:value-type="float">
            <text:p>126.36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79224" calcext:value-type="float">
            <text:p>126.37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396" calcext:value-type="float">
            <text:p>126.3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75592" calcext:value-type="float">
            <text:p>126.27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388" calcext:value-type="float">
            <text:p>126.29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99976" calcext:value-type="float">
            <text:p>126.29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5696" calcext:value-type="float">
            <text:p>126.34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48744" calcext:value-type="float">
            <text:p>126.34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315216" calcext:value-type="float">
            <text:p>126.31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81688" calcext:value-type="float">
            <text:p>126.28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39016" calcext:value-type="float">
            <text:p>126.23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60352" calcext:value-type="float">
            <text:p>126.26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223776" calcext:value-type="float">
            <text:p>126.22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78056" calcext:value-type="float">
            <text:p>126.1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50624" calcext:value-type="float">
            <text:p>126.15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8432" calcext:value-type="float">
            <text:p>126.13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32336" calcext:value-type="float">
            <text:p>126.13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7952" calcext:value-type="float">
            <text:p>126.10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101856" calcext:value-type="float">
            <text:p>126.10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92712" calcext:value-type="float">
            <text:p>126.09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89664" calcext:value-type="float">
            <text:p>126.08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46992" calcext:value-type="float">
            <text:p>126.04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6528" calcext:value-type="float">
            <text:p>126.0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28704" calcext:value-type="float">
            <text:p>126.02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7848" calcext:value-type="float">
            <text:p>126.03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31752" calcext:value-type="float">
            <text:p>126.03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3464" calcext:value-type="float">
            <text:p>126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13464" calcext:value-type="float">
            <text:p>126.01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6.001272" calcext:value-type="float">
            <text:p>126.00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61648" calcext:value-type="float">
            <text:p>125.96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88496" calcext:value-type="float">
            <text:p>125.88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34216" calcext:value-type="float">
            <text:p>125.93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2812" calcext:value-type="float">
            <text:p>125.92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336" calcext:value-type="float">
            <text:p>125.9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946408" calcext:value-type="float">
            <text:p>125.94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592" calcext:value-type="float">
            <text:p>125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48872" calcext:value-type="float">
            <text:p>125.84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58016" calcext:value-type="float">
            <text:p>125.85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97056" calcext:value-type="float">
            <text:p>125.79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18392" calcext:value-type="float">
            <text:p>125.81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81816" calcext:value-type="float">
            <text:p>125.78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9624" calcext:value-type="float">
            <text:p>125.76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0104" calcext:value-type="float">
            <text:p>125.80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09248" calcext:value-type="float">
            <text:p>125.80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716" calcext:value-type="float">
            <text:p>125.86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94592" calcext:value-type="float">
            <text:p>125.89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61064" calcext:value-type="float">
            <text:p>125.86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830584" calcext:value-type="float">
            <text:p>125.83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76048" calcext:value-type="float">
            <text:p>125.7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650752" calcext:value-type="float">
            <text:p>125.65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41024" calcext:value-type="float">
            <text:p>125.54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53216" calcext:value-type="float">
            <text:p>125.55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534928" calcext:value-type="float">
            <text:p>125.53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61776" calcext:value-type="float">
            <text:p>125.46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3112" calcext:value-type="float">
            <text:p>125.48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480064" calcext:value-type="float">
            <text:p>125.480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472" calcext:value-type="float">
            <text:p>125.3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6424" calcext:value-type="float">
            <text:p>125.3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91672" calcext:value-type="float">
            <text:p>125.39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7948" calcext:value-type="float">
            <text:p>125.37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309376" calcext:value-type="float">
            <text:p>125.30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728" calcext:value-type="float">
            <text:p>125.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20984" calcext:value-type="float">
            <text:p>125.22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02696" calcext:value-type="float">
            <text:p>125.20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217936" calcext:value-type="float">
            <text:p>125.21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966" calcext:value-type="float">
            <text:p>125.19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69168" calcext:value-type="float">
            <text:p>125.16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108208" calcext:value-type="float">
            <text:p>125.10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77728" calcext:value-type="float">
            <text:p>125.07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7248" calcext:value-type="float">
            <text:p>125.04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86872" calcext:value-type="float">
            <text:p>125.08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5.041152" calcext:value-type="float">
            <text:p>125.04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46664" calcext:value-type="float">
            <text:p>124.94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913136" calcext:value-type="float">
            <text:p>124.91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39984" calcext:value-type="float">
            <text:p>124.83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4608" calcext:value-type="float">
            <text:p>124.8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818648" calcext:value-type="float">
            <text:p>124.81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57688" calcext:value-type="float">
            <text:p>124.75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70892" calcext:value-type="float">
            <text:p>124.70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7844" calcext:value-type="float">
            <text:p>124.67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626624" calcext:value-type="float">
            <text:p>124.62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87" calcext:value-type="float">
            <text:p>124.5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8232" calcext:value-type="float">
            <text:p>124.53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47376" calcext:value-type="float">
            <text:p>124.54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532136" calcext:value-type="float">
            <text:p>124.53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55936" calcext:value-type="float">
            <text:p>124.45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70592" calcext:value-type="float">
            <text:p>124.37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40112" calcext:value-type="float">
            <text:p>124.34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2408" calcext:value-type="float">
            <text:p>124.42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07168" calcext:value-type="float">
            <text:p>124.407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22" calcext:value-type="float">
            <text:p>124.28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7336" calcext:value-type="float">
            <text:p>124.22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88296" calcext:value-type="float">
            <text:p>124.288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315728" calcext:value-type="float">
            <text:p>124.31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57816" calcext:value-type="float">
            <text:p>124.25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2096" calcext:value-type="float">
            <text:p>124.212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3432" calcext:value-type="float">
            <text:p>124.23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39528" calcext:value-type="float">
            <text:p>124.23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9048" calcext:value-type="float">
            <text:p>124.2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7712" calcext:value-type="float">
            <text:p>124.18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84664" calcext:value-type="float">
            <text:p>124.18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41992" calcext:value-type="float">
            <text:p>124.141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7984" calcext:value-type="float">
            <text:p>124.07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74936" calcext:value-type="float">
            <text:p>124.07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2312" calcext:value-type="float">
            <text:p>124.0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31 1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04832" calcext:value-type="float">
            <text:p>124.00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59112" calcext:value-type="float">
            <text:p>123.95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10344" calcext:value-type="float">
            <text:p>123.91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3288" calcext:value-type="float">
            <text:p>123.8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73184" calcext:value-type="float">
            <text:p>123.77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356" calcext:value-type="float">
            <text:p>123.73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4896" calcext:value-type="float">
            <text:p>123.75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7944" calcext:value-type="float">
            <text:p>123.75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2224" calcext:value-type="float">
            <text:p>123.7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4792" calcext:value-type="float">
            <text:p>123.68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736" calcext:value-type="float">
            <text:p>123.6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8592" calcext:value-type="float">
            <text:p>123.60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3832" calcext:value-type="float">
            <text:p>123.62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8216" calcext:value-type="float">
            <text:p>123.64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0408" calcext:value-type="float">
            <text:p>123.66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6776" calcext:value-type="float">
            <text:p>123.55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3248" calcext:value-type="float">
            <text:p>123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2016" calcext:value-type="float">
            <text:p>123.57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8008" calcext:value-type="float">
            <text:p>123.50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7152" calcext:value-type="float">
            <text:p>123.51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068" calcext:value-type="float">
            <text:p>123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2184" calcext:value-type="float">
            <text:p>123.3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4376" calcext:value-type="float">
            <text:p>123.40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7904" calcext:value-type="float">
            <text:p>123.4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2184" calcext:value-type="float">
            <text:p>123.39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4752" calcext:value-type="float">
            <text:p>123.36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684" calcext:value-type="float">
            <text:p>123.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9408" calcext:value-type="float">
            <text:p>123.27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2456" calcext:value-type="float">
            <text:p>123.28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6256" calcext:value-type="float">
            <text:p>123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6256" calcext:value-type="float">
            <text:p>123.2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8176" calcext:value-type="float">
            <text:p>123.3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4064" calcext:value-type="float">
            <text:p>123.1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7592" calcext:value-type="float">
            <text:p>123.22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8072" calcext:value-type="float">
            <text:p>123.2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0264" calcext:value-type="float">
            <text:p>123.27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5296" calcext:value-type="float">
            <text:p>123.14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1224" calcext:value-type="float">
            <text:p>123.3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8552" calcext:value-type="float">
            <text:p>123.28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7112" calcext:value-type="float">
            <text:p>123.1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4064" calcext:value-type="float">
            <text:p>123.19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2832" calcext:value-type="float">
            <text:p>123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9888" calcext:value-type="float">
            <text:p>123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3416" calcext:value-type="float">
            <text:p>123.3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5608" calcext:value-type="float">
            <text:p>123.3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636" calcext:value-type="float">
            <text:p>123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3416" calcext:value-type="float">
            <text:p>123.3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6736" calcext:value-type="float">
            <text:p>123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9888" calcext:value-type="float">
            <text:p>123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5608" calcext:value-type="float">
            <text:p>123.3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6944" calcext:value-type="float">
            <text:p>123.37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9888" calcext:value-type="float">
            <text:p>123.30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2832" calcext:value-type="float">
            <text:p>123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8448" calcext:value-type="float">
            <text:p>123.2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9304" calcext:value-type="float">
            <text:p>123.20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2728" calcext:value-type="float">
            <text:p>123.17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1496" calcext:value-type="float">
            <text:p>123.2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4168" calcext:value-type="float">
            <text:p>123.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588" calcext:value-type="float">
            <text:p>123.24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1872" calcext:value-type="float">
            <text:p>123.18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16" calcext:value-type="float">
            <text:p>123.2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78" calcext:value-type="float">
            <text:p>123.36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5232" calcext:value-type="float">
            <text:p>123.3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85504" calcext:value-type="float">
            <text:p>123.28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5608" calcext:value-type="float">
            <text:p>123.35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1704" calcext:value-type="float">
            <text:p>123.3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732" calcext:value-type="float">
            <text:p>123.33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208" calcext:value-type="float">
            <text:p>123.3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2288" calcext:value-type="float">
            <text:p>123.46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352" calcext:value-type="float">
            <text:p>123.4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0952" calcext:value-type="float">
            <text:p>123.4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9032" calcext:value-type="float">
            <text:p>123.3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2936" calcext:value-type="float">
            <text:p>123.31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0848" calcext:value-type="float">
            <text:p>123.37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6464" calcext:value-type="float">
            <text:p>123.34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2664" calcext:value-type="float">
            <text:p>123.4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4168" calcext:value-type="float">
            <text:p>123.26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3416" calcext:value-type="float">
            <text:p>123.34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876" calcext:value-type="float">
            <text:p>123.42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65336" calcext:value-type="float">
            <text:p>123.46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9616" calcext:value-type="float">
            <text:p>123.41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5128" calcext:value-type="float">
            <text:p>123.32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7528" calcext:value-type="float">
            <text:p>123.4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4856" calcext:value-type="float">
            <text:p>123.43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828" calcext:value-type="float">
            <text:p>123.39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1224" calcext:value-type="float">
            <text:p>123.33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1328" calcext:value-type="float">
            <text:p>123.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3-0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9136" calcext:value-type="float">
            <text:p>123.38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6088" calcext:value-type="float">
            <text:p>123.38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95232" calcext:value-type="float">
            <text:p>123.39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4648" calcext:value-type="float">
            <text:p>123.29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7048" calcext:value-type="float">
            <text:p>123.44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5712" calcext:value-type="float">
            <text:p>123.42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6192" calcext:value-type="float">
            <text:p>123.45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1328" calcext:value-type="float">
            <text:p>123.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0472" calcext:value-type="float">
            <text:p>123.4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448" calcext:value-type="float">
            <text:p>123.4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2664" calcext:value-type="float">
            <text:p>123.4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1328" calcext:value-type="float">
            <text:p>123.40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8656" calcext:value-type="float">
            <text:p>123.35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28176" calcext:value-type="float">
            <text:p>123.32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5984" calcext:value-type="float">
            <text:p>123.31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34272" calcext:value-type="float">
            <text:p>123.33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2664" calcext:value-type="float">
            <text:p>123.42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924" calcext:value-type="float">
            <text:p>123.45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972" calcext:value-type="float">
            <text:p>123.48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0472" calcext:value-type="float">
            <text:p>123.41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9512" calcext:value-type="float">
            <text:p>123.3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3144" calcext:value-type="float">
            <text:p>123.45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544" calcext:value-type="float">
            <text:p>123.5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73896" calcext:value-type="float">
            <text:p>123.37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14104" calcext:value-type="float">
            <text:p>123.51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9344" calcext:value-type="float">
            <text:p>123.52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5256" calcext:value-type="float">
            <text:p>123.3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16568" calcext:value-type="float">
            <text:p>123.41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8304" calcext:value-type="float">
            <text:p>123.3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4" calcext:value-type="float">
            <text:p>123.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1536" calcext:value-type="float">
            <text:p>123.5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3248" calcext:value-type="float">
            <text:p>123.52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26296" calcext:value-type="float">
            <text:p>123.52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116" calcext:value-type="float">
            <text:p>123.58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4208" calcext:value-type="float">
            <text:p>123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9448" calcext:value-type="float">
            <text:p>123.5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5064" calcext:value-type="float">
            <text:p>123.575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5544" calcext:value-type="float">
            <text:p>123.6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84208" calcext:value-type="float">
            <text:p>123.58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4688" calcext:value-type="float">
            <text:p>123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8112" calcext:value-type="float">
            <text:p>123.57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1536" calcext:value-type="float">
            <text:p>123.54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9 19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4688" calcext:value-type="float">
            <text:p>123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1744" calcext:value-type="float">
            <text:p>123.68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68968" calcext:value-type="float">
            <text:p>123.56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7528" calcext:value-type="float">
            <text:p>123.47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4312" calcext:value-type="float">
            <text:p>123.65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51264" calcext:value-type="float">
            <text:p>123.65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4688" calcext:value-type="float">
            <text:p>123.61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688" calcext:value-type="float">
            <text:p>123.6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0888" calcext:value-type="float">
            <text:p>123.69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9176" calcext:value-type="float">
            <text:p>123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6128" calcext:value-type="float">
            <text:p>123.70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696" calcext:value-type="float">
            <text:p>123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0304" calcext:value-type="float">
            <text:p>123.59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9448" calcext:value-type="float">
            <text:p>123.59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05544" calcext:value-type="float">
            <text:p>123.60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0032" calcext:value-type="float">
            <text:p>123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0512" calcext:value-type="float">
            <text:p>123.7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2224" calcext:value-type="float">
            <text:p>123.71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0512" calcext:value-type="float">
            <text:p>123.73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9176" calcext:value-type="float">
            <text:p>123.70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6504" calcext:value-type="float">
            <text:p>123.66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8784" calcext:value-type="float">
            <text:p>123.6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00032" calcext:value-type="float">
            <text:p>123.70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9656" calcext:value-type="float">
            <text:p>123.73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1472" calcext:value-type="float">
            <text:p>123.7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1472" calcext:value-type="float">
            <text:p>123.79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3288" calcext:value-type="float">
            <text:p>123.84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024" calcext:value-type="float">
            <text:p>123.8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97568" calcext:value-type="float">
            <text:p>123.79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6712" calcext:value-type="float">
            <text:p>123.80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8904" calcext:value-type="float">
            <text:p>123.818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12808" calcext:value-type="float">
            <text:p>123.81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51848" calcext:value-type="float">
            <text:p>123.75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96984" calcext:value-type="float">
            <text:p>123.69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21368" calcext:value-type="float">
            <text:p>123.72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42704" calcext:value-type="float">
            <text:p>123.74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36608" calcext:value-type="float">
            <text:p>123.73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5648" calcext:value-type="float">
            <text:p>123.67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696" calcext:value-type="float">
            <text:p>123.67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29928" calcext:value-type="float">
            <text:p>123.62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17736" calcext:value-type="float">
            <text:p>123.61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9552" calcext:value-type="float">
            <text:p>123.66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63456" calcext:value-type="float">
            <text:p>123.66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4" calcext:value-type="float">
            <text:p>123.5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3352" calcext:value-type="float">
            <text:p>123.59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9824" calcext:value-type="float">
            <text:p>123.55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068" calcext:value-type="float">
            <text:p>123.55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7632" calcext:value-type="float">
            <text:p>123.54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4584" calcext:value-type="float">
            <text:p>123.5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53728" calcext:value-type="float">
            <text:p>123.55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44584" calcext:value-type="float">
            <text:p>123.54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0496" calcext:value-type="float">
            <text:p>123.5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32392" calcext:value-type="float">
            <text:p>123.53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6672" calcext:value-type="float">
            <text:p>123.48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1808" calcext:value-type="float">
            <text:p>123.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40952" calcext:value-type="float">
            <text:p>123.44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1432" calcext:value-type="float">
            <text:p>123.4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7904" calcext:value-type="float">
            <text:p>123.43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71432" calcext:value-type="float">
            <text:p>123.47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0576" calcext:value-type="float">
            <text:p>123.48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0096" calcext:value-type="float">
            <text:p>123.45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1808" calcext:value-type="float">
            <text:p>123.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1808" calcext:value-type="float">
            <text:p>123.43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07424" calcext:value-type="float">
            <text:p>123.40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61704" calcext:value-type="float">
            <text:p>123.36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9512" calcext:value-type="float">
            <text:p>123.34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40368" calcext:value-type="float">
            <text:p>123.34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19032" calcext:value-type="float">
            <text:p>123.31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684" calcext:value-type="float">
            <text:p>123.30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636" calcext:value-type="float">
            <text:p>123.27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8928" calcext:value-type="float">
            <text:p>123.24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4544" calcext:value-type="float">
            <text:p>123.22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54" calcext:value-type="float">
            <text:p>123.2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21496" calcext:value-type="float">
            <text:p>123.22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6736" calcext:value-type="float">
            <text:p>123.23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9784" calcext:value-type="float">
            <text:p>123.23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5024" calcext:value-type="float">
            <text:p>123.25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1016" calcext:value-type="float">
            <text:p>123.19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7112" calcext:value-type="float">
            <text:p>123.19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444" calcext:value-type="float">
            <text:p>123.1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8344" calcext:value-type="float">
            <text:p>123.1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1768" calcext:value-type="float">
            <text:p>123.1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02624" calcext:value-type="float">
            <text:p>123.10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6528" calcext:value-type="float">
            <text:p>123.09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348" calcext:value-type="float">
            <text:p>123.09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9472" calcext:value-type="float">
            <text:p>123.02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9952" calcext:value-type="float">
            <text:p>123.05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3856" calcext:value-type="float">
            <text:p>123.0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204" calcext:value-type="float">
            <text:p>123.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8136" calcext:value-type="float">
            <text:p>123.00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5464" calcext:value-type="float">
            <text:p>122.96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2416" calcext:value-type="float">
            <text:p>122.96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4232" calcext:value-type="float">
            <text:p>123.0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4232" calcext:value-type="float">
            <text:p>123.0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0204" calcext:value-type="float">
            <text:p>123.00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1936" calcext:value-type="float">
            <text:p>122.93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6216" calcext:value-type="float">
            <text:p>122.88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8304" calcext:value-type="float">
            <text:p>122.82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5048" calcext:value-type="float">
            <text:p>122.6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8952" calcext:value-type="float">
            <text:p>122.67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3336" calcext:value-type="float">
            <text:p>122.70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5048" calcext:value-type="float">
            <text:p>122.6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0664" calcext:value-type="float">
            <text:p>122.66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4568" calcext:value-type="float">
            <text:p>122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6072" calcext:value-type="float">
            <text:p>122.4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1584" calcext:value-type="float">
            <text:p>122.4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2336" calcext:value-type="float">
            <text:p>122.32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79664" calcext:value-type="float">
            <text:p>122.279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9184" calcext:value-type="float">
            <text:p>122.2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6032" calcext:value-type="float">
            <text:p>122.17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2128" calcext:value-type="float">
            <text:p>122.1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2984" calcext:value-type="float">
            <text:p>122.172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7368" calcext:value-type="float">
            <text:p>122.1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1272" calcext:value-type="float">
            <text:p>122.1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0792" calcext:value-type="float">
            <text:p>122.16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5072" calcext:value-type="float">
            <text:p>122.1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486" calcext:value-type="float">
            <text:p>122.14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2128" calcext:value-type="float">
            <text:p>122.1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1648" calcext:value-type="float">
            <text:p>122.1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6888" calcext:value-type="float">
            <text:p>122.1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07096" calcext:value-type="float">
            <text:p>122.30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148" calcext:value-type="float">
            <text:p>122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2024" calcext:value-type="float">
            <text:p>122.11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9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2128" calcext:value-type="float">
            <text:p>122.18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48" calcext:value-type="float">
            <text:p>122.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8704" calcext:value-type="float">
            <text:p>122.21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6888" calcext:value-type="float">
            <text:p>122.1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1272" calcext:value-type="float">
            <text:p>122.19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9936" calcext:value-type="float">
            <text:p>122.16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39456" calcext:value-type="float">
            <text:p>122.13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27264" calcext:value-type="float">
            <text:p>122.12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7744" calcext:value-type="float">
            <text:p>122.15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54696" calcext:value-type="float">
            <text:p>122.15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656" calcext:value-type="float">
            <text:p>122.2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7952" calcext:value-type="float">
            <text:p>122.2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4424" calcext:value-type="float">
            <text:p>122.26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9768" calcext:value-type="float">
            <text:p>122.34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4256" calcext:value-type="float">
            <text:p>122.4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92" calcext:value-type="float">
            <text:p>122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2816" calcext:value-type="float">
            <text:p>122.3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0144" calcext:value-type="float">
            <text:p>122.31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8432" calcext:value-type="float">
            <text:p>122.32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1624" calcext:value-type="float">
            <text:p>122.3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72" calcext:value-type="float">
            <text:p>122.3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0624" calcext:value-type="float">
            <text:p>122.3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3608" calcext:value-type="float">
            <text:p>122.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2544" calcext:value-type="float">
            <text:p>122.4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864" calcext:value-type="float">
            <text:p>122.4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3984" calcext:value-type="float">
            <text:p>122.55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1312" calcext:value-type="float">
            <text:p>122.511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3608" calcext:value-type="float">
            <text:p>122.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54568" calcext:value-type="float">
            <text:p>122.65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2856" calcext:value-type="float">
            <text:p>122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2376" calcext:value-type="float">
            <text:p>122.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248" calcext:value-type="float">
            <text:p>122.7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724" calcext:value-type="float">
            <text:p>122.6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6864" calcext:value-type="float">
            <text:p>122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9912" calcext:value-type="float">
            <text:p>122.7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0872" calcext:value-type="float">
            <text:p>122.8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7072" calcext:value-type="float">
            <text:p>122.87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9264" calcext:value-type="float">
            <text:p>122.88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2688" calcext:value-type="float">
            <text:p>122.85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1728" calcext:value-type="float">
            <text:p>122.79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0496" calcext:value-type="float">
            <text:p>122.84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2856" calcext:value-type="float">
            <text:p>122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724" calcext:value-type="float">
            <text:p>122.69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82" calcext:value-type="float">
            <text:p>122.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0288" calcext:value-type="float">
            <text:p>122.70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9808" calcext:value-type="float">
            <text:p>122.66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44" calcext:value-type="float">
            <text:p>122.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8096" calcext:value-type="float">
            <text:p>122.6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4672" calcext:value-type="float">
            <text:p>122.72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0768" calcext:value-type="float">
            <text:p>122.73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0872" calcext:value-type="float">
            <text:p>122.8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8784" calcext:value-type="float">
            <text:p>122.8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772" calcext:value-type="float">
            <text:p>122.72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6008" calcext:value-type="float">
            <text:p>122.7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344" calcext:value-type="float">
            <text:p>122.7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0872" calcext:value-type="float">
            <text:p>122.8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7448" calcext:value-type="float">
            <text:p>122.83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9912" calcext:value-type="float">
            <text:p>122.73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2584" calcext:value-type="float">
            <text:p>122.7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3544" calcext:value-type="float">
            <text:p>122.8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2312" calcext:value-type="float">
            <text:p>122.89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392" calcext:value-type="float">
            <text:p>122.8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6864" calcext:value-type="float">
            <text:p>122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4296" calcext:value-type="float">
            <text:p>122.76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9056" calcext:value-type="float">
            <text:p>122.7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9056" calcext:value-type="float">
            <text:p>122.74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82" calcext:value-type="float">
            <text:p>122.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2792" calcext:value-type="float">
            <text:p>122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6008" calcext:value-type="float">
            <text:p>122.74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5256" calcext:value-type="float">
            <text:p>122.82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22208" calcext:value-type="float">
            <text:p>122.82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2-0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5048" calcext:value-type="float">
            <text:p>122.68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3816" calcext:value-type="float">
            <text:p>122.73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4296" calcext:value-type="float">
            <text:p>122.7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8096" calcext:value-type="float">
            <text:p>122.6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8576" calcext:value-type="float">
            <text:p>122.7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5152" calcext:value-type="float">
            <text:p>122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0872" calcext:value-type="float">
            <text:p>122.80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8784" calcext:value-type="float">
            <text:p>122.85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2792" calcext:value-type="float">
            <text:p>122.92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1456" calcext:value-type="float">
            <text:p>122.90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012" calcext:value-type="float">
            <text:p>122.88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3168" calcext:value-type="float">
            <text:p>122.8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1352" calcext:value-type="float">
            <text:p>122.83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06" calcext:value-type="float">
            <text:p>122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8032" calcext:value-type="float">
            <text:p>122.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07552" calcext:value-type="float">
            <text:p>122.90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3544" calcext:value-type="float">
            <text:p>122.84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9536" calcext:value-type="float">
            <text:p>122.8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8888" calcext:value-type="float">
            <text:p>122.9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55736" calcext:value-type="float">
            <text:p>122.85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7656" calcext:value-type="float">
            <text:p>122.9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584" calcext:value-type="float">
            <text:p>122.9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06" calcext:value-type="float">
            <text:p>122.91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9368" calcext:value-type="float">
            <text:p>122.95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3648" calcext:value-type="float">
            <text:p>122.91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7656" calcext:value-type="float">
            <text:p>122.97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28888" calcext:value-type="float">
            <text:p>122.92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3752" calcext:value-type="float">
            <text:p>122.98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6904" calcext:value-type="float">
            <text:p>123.0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8032" calcext:value-type="float">
            <text:p>122.93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156" calcext:value-type="float">
            <text:p>122.97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3856" calcext:value-type="float">
            <text:p>123.05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6048" calcext:value-type="float">
            <text:p>123.06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632" calcext:value-type="float">
            <text:p>122.9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4984" calcext:value-type="float">
            <text:p>122.93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9848" calcext:value-type="float">
            <text:p>122.98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5944" calcext:value-type="float">
            <text:p>122.99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1184" calcext:value-type="float">
            <text:p>123.01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4108" calcext:value-type="float">
            <text:p>122.94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68512" calcext:value-type="float">
            <text:p>122.96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4232" calcext:value-type="float">
            <text:p>123.01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2896" calcext:value-type="float">
            <text:p>122.99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0704" calcext:value-type="float">
            <text:p>122.98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1728" calcext:value-type="float">
            <text:p>123.0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4776" calcext:value-type="float">
            <text:p>123.0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6904" calcext:value-type="float">
            <text:p>123.05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9576" calcext:value-type="float">
            <text:p>123.09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1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7008" calcext:value-type="float">
            <text:p>123.12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50808" calcext:value-type="float">
            <text:p>123.05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74608" calcext:value-type="float">
            <text:p>122.9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9744" calcext:value-type="float">
            <text:p>122.91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868" calcext:value-type="float">
            <text:p>122.9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2144" calcext:value-type="float">
            <text:p>123.0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1288" calcext:value-type="float">
            <text:p>123.0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0328" calcext:value-type="float">
            <text:p>123.02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1288" calcext:value-type="float">
            <text:p>123.08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0056" calcext:value-type="float">
            <text:p>123.1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0912" calcext:value-type="float">
            <text:p>123.1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3104" calcext:value-type="float">
            <text:p>123.13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8344" calcext:value-type="float">
            <text:p>123.14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492" calcext:value-type="float">
            <text:p>123.18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2248" calcext:value-type="float">
            <text:p>123.1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0056" calcext:value-type="float">
            <text:p>123.13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4816" calcext:value-type="float">
            <text:p>123.11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0912" calcext:value-type="float">
            <text:p>123.12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2396" calcext:value-type="float">
            <text:p>123.12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42248" calcext:value-type="float">
            <text:p>123.14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3688" calcext:value-type="float">
            <text:p>123.23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6 13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6112" calcext:value-type="float">
            <text:p>123.2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3312" calcext:value-type="float">
            <text:p>123.2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1976" calcext:value-type="float">
            <text:p>123.25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73312" calcext:value-type="float">
            <text:p>123.27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10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300744" calcext:value-type="float">
            <text:p>123.30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97696" calcext:value-type="float">
            <text:p>123.29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58072" calcext:value-type="float">
            <text:p>123.25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42832" calcext:value-type="float">
            <text:p>123.24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7968" calcext:value-type="float">
            <text:p>123.18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2352" calcext:value-type="float">
            <text:p>123.21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824" calcext:value-type="float">
            <text:p>123.17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0016" calcext:value-type="float">
            <text:p>123.2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3064" calcext:value-type="float">
            <text:p>123.2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218448" calcext:value-type="float">
            <text:p>123.21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3584" calcext:value-type="float">
            <text:p>123.16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5444" calcext:value-type="float">
            <text:p>123.15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0536" calcext:value-type="float">
            <text:p>123.16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392" calcext:value-type="float">
            <text:p>123.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11768" calcext:value-type="float">
            <text:p>123.11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2144" calcext:value-type="float">
            <text:p>123.07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23376" calcext:value-type="float">
            <text:p>123.02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98992" calcext:value-type="float">
            <text:p>122.99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16696" calcext:value-type="float">
            <text:p>122.91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83168" calcext:value-type="float">
            <text:p>122.88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488" calcext:value-type="float">
            <text:p>122.8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1832" calcext:value-type="float">
            <text:p>122.86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67928" calcext:value-type="float">
            <text:p>122.86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6112" calcext:value-type="float">
            <text:p>122.816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4964" calcext:value-type="float">
            <text:p>122.84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3064" calcext:value-type="float">
            <text:p>122.8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06968" calcext:value-type="float">
            <text:p>122.80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13064" calcext:value-type="float">
            <text:p>122.81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9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0392" calcext:value-type="float">
            <text:p>122.77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8576" calcext:value-type="float">
            <text:p>122.71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1248" calcext:value-type="float">
            <text:p>122.76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7824" calcext:value-type="float">
            <text:p>122.79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2104" calcext:value-type="float">
            <text:p>122.75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4192" calcext:value-type="float">
            <text:p>122.69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3712" calcext:value-type="float">
            <text:p>122.6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6656" calcext:value-type="float">
            <text:p>122.5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2752" calcext:value-type="float">
            <text:p>122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0936" calcext:value-type="float">
            <text:p>122.5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3504" calcext:value-type="float">
            <text:p>122.52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0936" calcext:value-type="float">
            <text:p>122.55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34" calcext:value-type="float">
            <text:p>122.45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388" calcext:value-type="float">
            <text:p>122.48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6656" calcext:value-type="float">
            <text:p>122.5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8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7888" calcext:value-type="float">
            <text:p>122.5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1792" calcext:value-type="float">
            <text:p>122.5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1792" calcext:value-type="float">
            <text:p>122.5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0456" calcext:value-type="float">
            <text:p>122.5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6824" calcext:value-type="float">
            <text:p>122.41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1584" calcext:value-type="float">
            <text:p>122.40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8536" calcext:value-type="float">
            <text:p>122.39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5864" calcext:value-type="float">
            <text:p>122.3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9392" calcext:value-type="float">
            <text:p>122.38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6344" calcext:value-type="float">
            <text:p>122.38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2816" calcext:value-type="float">
            <text:p>122.35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92" calcext:value-type="float">
            <text:p>122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9016" calcext:value-type="float">
            <text:p>122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9496" calcext:value-type="float">
            <text:p>122.4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5112" calcext:value-type="float">
            <text:p>122.43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5968" calcext:value-type="float">
            <text:p>122.42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7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9016" calcext:value-type="float">
            <text:p>122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2544" calcext:value-type="float">
            <text:p>122.462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9016" calcext:value-type="float">
            <text:p>122.42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9872" calcext:value-type="float">
            <text:p>122.41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2064" calcext:value-type="float">
            <text:p>122.43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5488" calcext:value-type="float">
            <text:p>122.39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0624" calcext:value-type="float">
            <text:p>122.34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0248" calcext:value-type="float">
            <text:p>122.38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9244" calcext:value-type="float">
            <text:p>122.39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196" calcext:value-type="float">
            <text:p>122.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148" calcext:value-type="float">
            <text:p>122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0416" calcext:value-type="float">
            <text:p>122.20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7848" calcext:value-type="float">
            <text:p>122.22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956" calcext:value-type="float">
            <text:p>122.2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6512" calcext:value-type="float">
            <text:p>122.20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432" calcext:value-type="float">
            <text:p>122.1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956" calcext:value-type="float">
            <text:p>122.209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88224" calcext:value-type="float">
            <text:p>122.18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6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0896" calcext:value-type="float">
            <text:p>122.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004" calcext:value-type="float">
            <text:p>122.24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2608" calcext:value-type="float">
            <text:p>122.21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3464" calcext:value-type="float">
            <text:p>122.2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944" calcext:value-type="float">
            <text:p>122.23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03464" calcext:value-type="float">
            <text:p>122.20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6136" calcext:value-type="float">
            <text:p>122.24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9184" calcext:value-type="float">
            <text:p>122.24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61376" calcext:value-type="float">
            <text:p>122.26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3088" calcext:value-type="float">
            <text:p>122.24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1752" calcext:value-type="float">
            <text:p>122.22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97368" calcext:value-type="float">
            <text:p>122.19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66888" calcext:value-type="float">
            <text:p>122.16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7908" calcext:value-type="float">
            <text:p>122.17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15656" calcext:value-type="float">
            <text:p>122.21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528" calcext:value-type="float">
            <text:p>122.2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7952" calcext:value-type="float">
            <text:p>122.29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196" calcext:value-type="float">
            <text:p>122.36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672" calcext:value-type="float">
            <text:p>122.3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52232" calcext:value-type="float">
            <text:p>122.25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5384" calcext:value-type="float">
            <text:p>122.32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5864" calcext:value-type="float">
            <text:p>122.35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5008" calcext:value-type="float">
            <text:p>122.365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576" calcext:value-type="float">
            <text:p>122.2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6992" calcext:value-type="float">
            <text:p>122.23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0896" calcext:value-type="float">
            <text:p>122.23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91856" calcext:value-type="float">
            <text:p>122.29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3296" calcext:value-type="float">
            <text:p>122.38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4528" calcext:value-type="float">
            <text:p>122.33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3672" calcext:value-type="float">
            <text:p>122.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58912" calcext:value-type="float">
            <text:p>122.35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4152" calcext:value-type="float">
            <text:p>122.37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71104" calcext:value-type="float">
            <text:p>122.37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9496" calcext:value-type="float">
            <text:p>122.4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2292" calcext:value-type="float">
            <text:p>122.42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768" calcext:value-type="float">
            <text:p>122.4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3776" calcext:value-type="float">
            <text:p>122.41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6448" calcext:value-type="float">
            <text:p>122.45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912" calcext:value-type="float">
            <text:p>122.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1792" calcext:value-type="float">
            <text:p>122.5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6072" calcext:value-type="float">
            <text:p>122.49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68056" calcext:value-type="float">
            <text:p>122.36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43672" calcext:value-type="float">
            <text:p>122.34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10728" calcext:value-type="float">
            <text:p>122.41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3816" calcext:value-type="float">
            <text:p>122.4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0352" calcext:value-type="float">
            <text:p>122.45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0456" calcext:value-type="float">
            <text:p>122.52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7888" calcext:value-type="float">
            <text:p>122.5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4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6656" calcext:value-type="float">
            <text:p>122.59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6176" calcext:value-type="float">
            <text:p>122.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6928" calcext:value-type="float">
            <text:p>122.48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1792" calcext:value-type="float">
            <text:p>122.54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4736" calcext:value-type="float">
            <text:p>122.4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1208" calcext:value-type="float">
            <text:p>122.44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1688" calcext:value-type="float">
            <text:p>122.47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592" calcext:value-type="float">
            <text:p>122.46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7888" calcext:value-type="float">
            <text:p>122.54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4484" calcext:value-type="float">
            <text:p>122.54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6176" calcext:value-type="float">
            <text:p>122.56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1416" calcext:value-type="float">
            <text:p>122.58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80832" calcext:value-type="float">
            <text:p>122.48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44256" calcext:value-type="float">
            <text:p>122.44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77784" calcext:value-type="float">
            <text:p>122.47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59496" calcext:value-type="float">
            <text:p>122.45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08264" calcext:value-type="float">
            <text:p>122.50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7512" calcext:value-type="float">
            <text:p>122.58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8744" calcext:value-type="float">
            <text:p>122.53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912" calcext:value-type="float">
            <text:p>122.4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008" calcext:value-type="float">
            <text:p>122.5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9704" calcext:value-type="float">
            <text:p>122.5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9704" calcext:value-type="float">
            <text:p>122.59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3 16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57032" calcext:value-type="float">
            <text:p>122.55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58" calcext:value-type="float">
            <text:p>122.60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3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1436" calcext:value-type="float">
            <text:p>122.51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5696" calcext:value-type="float">
            <text:p>122.53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69224" calcext:value-type="float">
            <text:p>122.56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88096" calcext:value-type="float">
            <text:p>122.68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1896" calcext:value-type="float">
            <text:p>122.6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8368" calcext:value-type="float">
            <text:p>122.578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532" calcext:value-type="float">
            <text:p>122.57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96" calcext:value-type="float">
            <text:p>122.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8848" calcext:value-type="float">
            <text:p>122.60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0184" calcext:value-type="float">
            <text:p>122.63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4464" calcext:value-type="float">
            <text:p>122.58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3608" calcext:value-type="float">
            <text:p>122.59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5424" calcext:value-type="float">
            <text:p>122.64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5904" calcext:value-type="float">
            <text:p>122.67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2376" calcext:value-type="float">
            <text:p>122.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11896" calcext:value-type="float">
            <text:p>122.61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628" calcext:value-type="float">
            <text:p>122.63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2376" calcext:value-type="float">
            <text:p>122.6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4088" calcext:value-type="float">
            <text:p>122.62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32648" calcext:value-type="float">
            <text:p>122.53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2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9432" calcext:value-type="float">
            <text:p>122.7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104" calcext:value-type="float">
            <text:p>122.6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36864" calcext:value-type="float">
            <text:p>122.73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6488" calcext:value-type="float">
            <text:p>122.77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15528" calcext:value-type="float">
            <text:p>122.71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3232" calcext:value-type="float">
            <text:p>122.6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72272" calcext:value-type="float">
            <text:p>122.572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33232" calcext:value-type="float">
            <text:p>122.63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1144" calcext:value-type="float">
            <text:p>122.69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6384" calcext:value-type="float">
            <text:p>122.70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676" calcext:value-type="float">
            <text:p>122.66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2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82" calcext:value-type="float">
            <text:p>122.75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55152" calcext:value-type="float">
            <text:p>122.75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63712" calcext:value-type="float">
            <text:p>122.66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48472" calcext:value-type="float">
            <text:p>122.64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72856" calcext:value-type="float">
            <text:p>122.67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02752" calcext:value-type="float">
            <text:p>122.60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4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27136" calcext:value-type="float">
            <text:p>122.62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3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09432" calcext:value-type="float">
            <text:p>122.70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2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67344" calcext:value-type="float">
            <text:p>122.76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1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0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868" calcext:value-type="float">
            <text:p>122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0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5632" calcext:value-type="float">
            <text:p>122.78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07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8868" calcext:value-type="float">
            <text:p>122.78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79536" calcext:value-type="float">
            <text:p>122.77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1-01-05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94776" calcext:value-type="float">
            <text:p>122.79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65709333333" calcext:value-type="float">
            <text:p>123.065709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4157333333" calcext:value-type="float">
            <text:p>123.094157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96866666667" calcext:value-type="float">
            <text:p>123.09686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85573142857" calcext:value-type="float">
            <text:p>123.185573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67502857143" calcext:value-type="float">
            <text:p>123.16750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7443" calcext:value-type="float">
            <text:p>123.074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30129777778" calcext:value-type="float">
            <text:p>122.930129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71846857143" calcext:value-type="float">
            <text:p>122.871846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952933333333" calcext:value-type="float">
            <text:p>122.95293333333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086077714286" calcext:value-type="float">
            <text:p>123.08607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96408615385" calcext:value-type="float">
            <text:p>123.196408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178003384615" calcext:value-type="float">
            <text:p>123.178003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5166916129" calcext:value-type="float">
            <text:p>123.4516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738448" calcext:value-type="float">
            <text:p>123.573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78302709677" calcext:value-type="float">
            <text:p>123.678302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3064827586" calcext:value-type="float">
            <text:p>123.71306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7165928" calcext:value-type="float">
            <text:p>123.71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5966032" calcext:value-type="float">
            <text:p>123.596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23715034483" calcext:value-type="float">
            <text:p>123.423715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36232516129" calcext:value-type="float">
            <text:p>123.43623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4880944" calcext:value-type="float">
            <text:p>123.488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641923354839" calcext:value-type="float">
            <text:p>123.64192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08179555556" calcext:value-type="float">
            <text:p>123.808179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31194322581" calcext:value-type="float">
            <text:p>123.831194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091573" calcext:value-type="float">
            <text:p>124.09157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176050086957" calcext:value-type="float">
            <text:p>124.1760500869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25583" calcext:value-type="float">
            <text:p>124.4255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490391652174" calcext:value-type="float">
            <text:p>124.4903916521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60991" calcext:value-type="float">
            <text:p>124.2609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933342545455" calcext:value-type="float">
            <text:p>123.933342545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30688" calcext:value-type="float">
            <text:p>124.22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133152" calcext:value-type="float">
            <text:p>124.21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267264" calcext:value-type="float">
            <text:p>124.22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4.209048" calcext:value-type="float">
            <text:p>124.20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46844" calcext:value-type="float">
            <text:p>123.846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3.855988" calcext:value-type="float">
            <text:p>123.855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14106580645" calcext:value-type="float">
            <text:p>121.814106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65644" calcext:value-type="float">
            <text:p>121.865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4019612903" calcext:value-type="float">
            <text:p>121.954019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73736" calcext:value-type="float">
            <text:p>121.93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6275612903" calcext:value-type="float">
            <text:p>121.716275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18647225806" calcext:value-type="float">
            <text:p>121.518647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409816" calcext:value-type="float">
            <text:p>121.340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251996387097" calcext:value-type="float">
            <text:p>121.251996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597776" calcext:value-type="float">
            <text:p>121.359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5044129032" calcext:value-type="float">
            <text:p>121.425044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3497714286" calcext:value-type="float">
            <text:p>121.493497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73904516129" calcext:value-type="float">
            <text:p>121.57390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30243354839" calcext:value-type="float">
            <text:p>121.630243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449688" calcext:value-type="float">
            <text:p>121.644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02406193548" calcext:value-type="float">
            <text:p>121.802406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77328" calcext:value-type="float">
            <text:p>121.87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0386916129" calcext:value-type="float">
            <text:p>122.00386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22261419355" calcext:value-type="float">
            <text:p>121.922261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89032" calcext:value-type="float">
            <text:p>121.678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07051096774" calcext:value-type="float">
            <text:p>121.40705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171816" calcext:value-type="float">
            <text:p>121.417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6270193548" calcext:value-type="float">
            <text:p>121.47627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66642206897" calcext:value-type="float">
            <text:p>121.5666422068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39589935484" calcext:value-type="float">
            <text:p>121.539589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79208" calcext:value-type="float">
            <text:p>121.67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42276" calcext:value-type="float">
            <text:p>121.842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6755354839" calcext:value-type="float">
            <text:p>121.916755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2888" calcext:value-type="float">
            <text:p>121.91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12527483871" calcext:value-type="float">
            <text:p>121.912527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56721142857" calcext:value-type="float">
            <text:p>121.956721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470256" calcext:value-type="float">
            <text:p>121.947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34846709677" calcext:value-type="float">
            <text:p>121.93484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962164" calcext:value-type="float">
            <text:p>121.962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34840774194" calcext:value-type="float">
            <text:p>122.03484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111588571429" calcext:value-type="float">
            <text:p>122.11158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25094967742" calcext:value-type="float">
            <text:p>122.22509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6870193548" calcext:value-type="float">
            <text:p>122.466870193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97672" calcext:value-type="float">
            <text:p>122.5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724278709677" calcext:value-type="float">
            <text:p>122.72427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8324696" calcext:value-type="float">
            <text:p>122.832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699599741936" calcext:value-type="float">
            <text:p>122.699599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85360774194" calcext:value-type="float">
            <text:p>122.385360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81696" calcext:value-type="float">
            <text:p>122.2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33845677419" calcext:value-type="float">
            <text:p>122.233845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249692" calcext:value-type="float">
            <text:p>122.249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23122580645" calcext:value-type="float">
            <text:p>122.32312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09857142857" calcext:value-type="float">
            <text:p>122.409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96858580645" calcext:value-type="float">
            <text:p>122.496858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33148" calcext:value-type="float">
            <text:p>122.3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4653888" calcext:value-type="float">
            <text:p>122.465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89281806452" calcext:value-type="float">
            <text:p>122.589281806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5253328" calcext:value-type="float">
            <text:p>122.525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2.072006709677" calcext:value-type="float">
            <text:p>122.072006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838785548387" calcext:value-type="float">
            <text:p>121.8387855483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947024" calcext:value-type="float">
            <text:p>121.49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6935483871" calcext:value-type="float">
            <text:p>121.36693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706232" calcext:value-type="float">
            <text:p>121.470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593372387097" calcext:value-type="float">
            <text:p>121.59337238709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654932857143" calcext:value-type="float">
            <text:p>121.654932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710014571429" calcext:value-type="float">
            <text:p>121.710014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142071741936" calcext:value-type="float">
            <text:p>121.142071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633336" calcext:value-type="float">
            <text:p>121.363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21996129032" calcext:value-type="float">
            <text:p>121.42199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4812912" calcext:value-type="float">
            <text:p>121.481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1.317380903226" calcext:value-type="float">
            <text:p>121.317380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2032" calcext:value-type="float">
            <text:p>120.652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530496" calcext:value-type="float">
            <text:p>119.853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81501677419" calcext:value-type="float">
            <text:p>119.481501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3651664" calcext:value-type="float">
            <text:p>119.365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20934967742" calcext:value-type="float">
            <text:p>119.420934967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554752" calcext:value-type="float">
            <text:p>119.55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8731096774" calcext:value-type="float">
            <text:p>119.608731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89403096774" calcext:value-type="float">
            <text:p>118.889403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9774608" calcext:value-type="float">
            <text:p>118.977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02282683871" calcext:value-type="float">
            <text:p>119.02282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8320712" calcext:value-type="float">
            <text:p>118.832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17252129032" calcext:value-type="float">
            <text:p>118.517252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119537290323" calcext:value-type="float">
            <text:p>118.11953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536376" calcext:value-type="float">
            <text:p>117.953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4847225807" calcext:value-type="float">
            <text:p>117.784847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7849816" calcext:value-type="float">
            <text:p>117.78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7.900376258064" calcext:value-type="float">
            <text:p>117.9003762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13334857143" calcext:value-type="float">
            <text:p>118.013334857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037831225806" calcext:value-type="float">
            <text:p>118.0378312258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21510683871" calcext:value-type="float">
            <text:p>118.215106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379800551724" calcext:value-type="float">
            <text:p>118.379800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48229677419" calcext:value-type="float">
            <text:p>118.44822967741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418" calcext:value-type="float">
            <text:p>118.5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91977290323" calcext:value-type="float">
            <text:p>118.5919772903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24724645161" calcext:value-type="float">
            <text:p>118.524724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761664" calcext:value-type="float">
            <text:p>118.476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148" calcext:value-type="float">
            <text:p>118.4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4303448" calcext:value-type="float">
            <text:p>118.43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505945032258" calcext:value-type="float">
            <text:p>118.505945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10634" calcext:value-type="float">
            <text:p>118.6106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8.698952258065" calcext:value-type="float">
            <text:p>118.69895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1440848" calcext:value-type="float">
            <text:p>119.144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250057103448" calcext:value-type="float">
            <text:p>119.2500571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4941984" calcext:value-type="float">
            <text:p>119.494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012848" calcext:value-type="float">
            <text:p>119.601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8343483871" calcext:value-type="float">
            <text:p>119.678343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7214916129" calcext:value-type="float">
            <text:p>119.672149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16352" calcext:value-type="float">
            <text:p>119.661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668511225807" calcext:value-type="float">
            <text:p>119.66851122580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190136" calcext:value-type="float">
            <text:p>119.819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873710451613" calcext:value-type="float">
            <text:p>119.8737104516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9.926021846154" calcext:value-type="float">
            <text:p>119.9260218461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0401968" calcext:value-type="float">
            <text:p>120.040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30309696" calcext:value-type="float">
            <text:p>120.303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430979428571" calcext:value-type="float">
            <text:p>120.4309794285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246" calcext:value-type="float">
            <text:p>120.62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64530909091" calcext:value-type="float">
            <text:p>120.7645309090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85161504" calcext:value-type="float">
            <text:p>120.8516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91575026087" calcext:value-type="float">
            <text:p>120.9157502608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71844" calcext:value-type="float">
            <text:p>120.671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9572" calcext:value-type="float">
            <text:p>120.69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72112" calcext:value-type="float">
            <text:p>120.7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495936" calcext:value-type="float">
            <text:p>120.649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544704" calcext:value-type="float">
            <text:p>120.654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390651092125101</text:p>
          </table:table-cell>
          <table:table-cell office:value-type="string" calcext:value-type="string">
            <text:p>200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0.6605664" calcext:value-type="float">
            <text:p>120.660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8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656" meta:object-count="0"/>
    <meta:user-defined meta:name="AppVersion">3.0</meta:user-defined>
  </office:meta>
</office:document-meta>
</file>